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835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2.0154in"/>
    </style:style>
    <style:style style:name="co4" style:family="table-column">
      <style:table-column-properties fo:break-before="auto" style:column-width="1.307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1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5" table:number-columns-repeated="5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Search term</text:p>
          </table:table-cell>
          <table:table-cell office:value-type="string" calcext:value-type="string">
            <text:p>Number of citations</text:p>
          </table:table-cell>
          <table:table-cell office:value-type="string" calcext:value-type="string">
            <text:p>Most common subject area</text:p>
          </table:table-cell>
          <table:table-cell table:style-name="Default" office:value-type="string" calcext:value-type="string">
            <text:p>% Since 2010</text:p>
          </table:table-cell>
          <table:table-cell table:style-name="Default" office:value-type="string" calcext:value-type="string">
            <text:p>% Mentioning “regional”</text:p>
          </table:table-cell>
          <table:table-cell table:number-columns-repeated="2"/>
          <table:table-cell office:value-type="string" calcext:value-type="string">
            <text:p>n from 2010</text:p>
          </table:table-cell>
          <table:table-cell office:value-type="string" calcext:value-type="string">
            <text:p>n regional</text:p>
          </table:table-cell>
          <table:table-cell office:value-type="string" calcext:value-type="string">
            <text:p>e.g. URL</text:p>
          </table:table-cell>
        </table:table-row>
        <table:table-row table:style-name="ro1">
          <table:table-cell office:value-type="string" calcext:value-type="string">
            <text:p>Entropy maximisation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Engineering</text:p>
          </table:table-cell>
          <table:table-cell table:formula="of:=[.H3]/[.B3]" office:value-type="percentage" office:value="0.299645390070922" calcext:value-type="percentage">
            <text:p/>
          </table:table-cell>
          <table:table-cell table:formula="of:=[.I3]/[.B3]" office:value-type="percentage" office:value="0.0921985815602837" calcext:value-type="percentage">
            <text:p/>
          </table:table-cell>
          <table:table-cell table:number-columns-repeated="2"/>
          <table:table-cell table:formula="of:= 5 + 33 +40 +37 + 54" office:value-type="float" office:value="169" calcext:value-type="float">
            <text:p/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ttp://www.scopus.com/results/results.url?sort=plf-f&amp;src=s&amp;st1=%22entropy+maximisation%22&amp;nlo=&amp;nlr=&amp;nls=&amp;sid=44076CE302C47D8AA5360F471ACFB156.mw4ft95QGjz1tIFG9A1uw%3a2180&amp;sot=b&amp;sdt=sisr&amp;sl=37&amp;s=TITLE-ABS-KEY%28%22entropy+maximisation%22%29&amp;ref=%28regional%29&amp;origin=resultslist&amp;zone=leftSideBar&amp;txGid=44076CE302C47D8AA5360F471ACFB156.mw4ft95QGjz1tIFG9A1uw%3a217</text:p>
          </table:table-cell>
        </table:table-row>
        <table:table-row table:style-name="ro1">
          <table:table-cell office:value-type="string" calcext:value-type="string">
            <text:p>“Iterative proportional fitting” 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athematics</text:p>
          </table:table-cell>
          <table:table-cell table:formula="of:=[.H4]/[.B4]" office:value-type="percentage" office:value="0.222222222222222" calcext:value-type="percentage">
            <text:p/>
          </table:table-cell>
          <table:table-cell table:formula="of:=[.I4]/[.B4]" office:value-type="percentage" office:value="0.162962962962963" calcext:value-type="percentage">
            <text:p/>
          </table:table-cell>
          <table:table-cell table:number-columns-repeated="2"/>
          <table:table-cell table:formula="of:= 9 + 10 + 4 + 7" office:value-type="float" office:value="30" calcext:value-type="float">
            <text:p/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ttp://www.scopus.com/results/results.url?sort=plf-f&amp;src=s&amp;st1=%22Iterative+proportional+fitting%22&amp;nlo=&amp;nlr=&amp;nls=&amp;sid=44076CE302C47D8AA5360F471ACFB156.mw4ft95QGjz1tIFG9A1uw%3a1970&amp;sot=b&amp;sdt=sisr&amp;sl=47&amp;s=TITLE-ABS-KEY%28%22Iterative+proportional+fitting%22%29&amp;ref=%28regional%29&amp;origin=resultslist&amp;zone=leftSideBar&amp;txGid=44076CE302C47D8AA5360F471ACFB156.mw4ft95QGjz1tIFG9A1uw%3a196</text:p>
          </table:table-cell>
        </table:table-row>
        <table:table-row table:style-name="ro1">
          <table:table-cell office:value-type="string" calcext:value-type="string">
            <text:p>“RAS Algorithm”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mputer science</text:p>
          </table:table-cell>
          <table:table-cell table:formula="of:=[.H5]/[.B5]" office:value-type="percentage" office:value="0.24" calcext:value-type="percentage">
            <text:p/>
          </table:table-cell>
          <table:table-cell table:formula="of:=[.I5]/[.B5]" office:value-type="percentage" office:value="0.24" calcext:value-type="percentage">
            <text:p/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http://www.scopus.com/results/results.url?sort=plf-f&amp;src=s&amp;st1=%22RAS+algorithm%22&amp;nlo=&amp;nlr=&amp;nls=&amp;sid=44076CE302C47D8AA5360F471ACFB156.mw4ft95QGjz1tIFG9A1uw%3a2110&amp;sot=b&amp;sdt=sisr&amp;sl=30&amp;s=TITLE-ABS-KEY%28%22RAS+algorithm%22%29&amp;ref=%28regional%29&amp;origin=resultslist&amp;zone=leftSideBar&amp;txGid=44076CE302C47D8AA5360F471ACFB156.mw4ft95QGjz1tIFG9A1uw%3a210</text:p>
          </table:table-cell>
        </table:table-row>
        <table:table-row table:style-name="ro1">
          <table:table-cell office:value-type="string" calcext:value-type="string">
            <text:p>“Iterative proportional scaling”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thematics</text:p>
          </table:table-cell>
          <table:table-cell table:formula="of:=[.H6]/[.B6]" office:value-type="percentage" office:value="0.266666666666667" calcext:value-type="percentage">
            <text:p/>
          </table:table-cell>
          <table:table-cell table:formula="of:=[.I6]/[.B6]" office:value-type="percentage" office:value="0" calcext:value-type="percentage">
            <text:p/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scopus.com/results/results.url?sort=plf-f&amp;src=s&amp;st1=%22Iterative+proportional+scaling%22&amp;sid=44076CE302C47D8AA5360F471ACFB156.mw4ft95QGjz1tIFG9A1uw%3a2360&amp;sot=b&amp;sdt=b&amp;sl=47&amp;s=TITLE-ABS-KEY%28%22Iterative+proportional+scaling%22%29&amp;origin=searchbasic&amp;txGid=44076CE302C47D8AA5360F471ACFB156.mw4ft95QGjz1tIFG9A1uw%3a236</text:p>
          </table:table-cell>
        </table:table-row>
        <table:table-row table:style-name="ro1">
          <table:table-cell office:value-type="string" calcext:value-type="string">
            <text:p>Matrix raki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gineering</text:p>
          </table:table-cell>
          <table:table-cell table:formula="of:=[.H7]/[.B7]" office:value-type="percentage" office:value="0.5" calcext:value-type="percentage">
            <text:p/>
          </table:table-cell>
          <table:table-cell table:formula="of:=[.I7]/[.B7]" office:value-type="percentage" office:value="0" calcext:value-type="percentage">
            <text:p/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scopus.com/results/results.url?sort=plf-f&amp;src=s&amp;st1=matrix+raking&amp;nlo=&amp;nlr=&amp;nls=&amp;sid=44076CE302C47D8AA5360F471ACFB156.mw4ft95QGjz1tIFG9A1uw%3a2280&amp;sot=b&amp;sdt=sisr&amp;sl=28&amp;s=TITLE-ABS-KEY%28matrix+raking%29&amp;ref=%28regional%29&amp;origin=resultslist&amp;zone=leftSideBar&amp;txGid=44076CE302C47D8AA5360F471ACFB156.mw4ft95QGjz1tIFG9A1uw%3a227</text:p>
          </table:table-cell>
        </table:table-row>
        <table:table-row table:style-name="ro1">
          <table:table-cell office:value-type="string" calcext:value-type="string">
            <text:p>Biproportional estimat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cial sciences</text:p>
          </table:table-cell>
          <table:table-cell table:formula="of:=[.H8]/[.B8]" office:value-type="percentage" office:value="0.166666666666667" calcext:value-type="percentage">
            <text:p/>
          </table:table-cell>
          <table:table-cell table:formula="of:=[.I8]/[.B8]" office:value-type="percentage" office:value="0.333333333333333" calcext:value-type="percentage"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://www.scopus.com/results/results.url?sort=plf-f&amp;src=s&amp;st1=biproportional+estimation&amp;nlo=&amp;nlr=&amp;nls=&amp;sid=44076CE302C47D8AA5360F471ACFB156.mw4ft95QGjz1tIFG9A1uw%3a2040&amp;sot=b&amp;sdt=sisr&amp;sl=40&amp;s=TITLE-ABS-KEY%28biproportional+estimation%29&amp;ref=%28regional%29&amp;origin=resultslist&amp;zone=leftSideBar&amp;txGid=44076CE302C47D8AA5360F471ACFB156.mw4ft95QGjz1tIFG9A1uw%3a203</text:p>
          </table:table-cell>
        </table:table-row>
      </table:table>
      <table:named-expressions/>
      <table:database-ranges>
        <table:database-range table:name="__Anonymous_Sheet_DB__0" table:target-range-address="Sheet1.A2:Sheet1.I8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0">
      <number:number number:decimal-places="1" number:min-integer-digits="1"/>
      <number:text>%</number:text>
    </number:percentage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1T08:59:15.565103792</meta:creation-date>
    <dc:date>2014-03-11T11:15:50.462038963</dc:date>
    <meta:editing-duration>PT1H30M44S</meta:editing-duration>
    <meta:editing-cycles>1</meta:editing-cycles>
    <meta:document-statistic meta:table-count="1" meta:cell-count="56" meta:object-count="0"/>
    <meta:generator>LibreOffice/4.2.2.1$Linux_x86 LibreOffice_project/420m0$Build-1</meta:generator>
  </office:meta>
</office:document-meta>
</file>